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3.9cm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2.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246cm" fo:min-width="0cm"/>
    </style:style>
    <style:style style:name="gr4" style:family="graphic" style:parent-style-name="standard">
      <style:graphic-properties draw:stroke="none" svg:stroke-color="#000000" draw:fill="none" draw:fill-color="#ffffff" fo:min-height="1.267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0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2.3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017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4.4cm" svg:height="2.8cm" svg:x="8.7cm" svg:y="8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8cm" svg:x="-8.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cm" svg:height="0.7cm" svg:x="13.148cm" svg:y="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2cm" svg:height="1.517cm" svg:x="13.8cm" svg:y="8cm">
          <draw:text-box>
            <text:p text:style-name="P4"><text:span text:style-name="T2">O</text:span></text:p>
          </draw:text-box>
        </draw:frame>
        <draw:custom-shape draw:style-name="gr5" draw:text-style-name="P3" draw:layer="layout" svg:width="0.7cm" svg:height="0.7cm" draw:transform="rotate (1.5709708597201) translate (13.1cm 10.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1.2cm" svg:height="1.517cm" svg:x="13.9cm" svg:y="9.283cm">
          <draw:text-box>
            <text:p text:style-name="P4"><text:span text:style-name="T2">I</text:span></text:p>
          </draw:text-box>
        </draw:frame>
        <draw:custom-shape draw:style-name="gr3" draw:text-style-name="P3" draw:layer="layout" svg:width="0.7cm" svg:height="0.7cm" svg:x="10.566cm" svg:y="10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7cm" svg:height="0.7cm" draw:transform="rotate (-1.5707963267949) translate (8.7cm 9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cm" svg:height="1.28cm" svg:x="10.318cm" svg:y="11.496cm">
          <draw:text-box draw:corner-radius="0.2cm">
            <text:p text:style-name="P4"><text:span text:style-name="T2">R</text:span></text:p>
          </draw:text-box>
        </draw:frame>
        <draw:frame draw:style-name="gr6" draw:text-style-name="P5" draw:layer="layout" svg:width="1.1cm" svg:height="1.28cm" svg:x="6.8cm" svg:y="8.8cm">
          <draw:text-box>
            <text:p text:style-name="P4"><text:span text:style-name="T2">E</text:span></text:p>
          </draw:text-box>
        </draw:frame>
      </draw:page>
      <draw:page draw:name="page2" draw:style-name="dp1" draw:master-page-name="Predefinito">
        <draw:custom-shape draw:style-name="gr7" draw:text-style-name="P2" draw:layer="layout" svg:width="2.8cm" svg:height="2.8cm" svg:x="10.3cm" svg:y="8cm">
          <text:p text:style-name="P1"><text:span text:style-name="T1">lin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4cm" svg:height="1.517cm" svg:x="9.8cm" svg:y="11.1cm">
          <draw:text-box>
            <text:p><text:span text:style-name="T2">E</text:span></text:p>
          </draw:text-box>
        </draw:frame>
        <draw:custom-shape draw:style-name="gr8" draw:text-style-name="P3" draw:layer="layout" svg:width="0.7cm" svg:height="0.8cm" draw:transform="rotate (0.000174532925199433) translate (11.4cm 10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15:19:39.595703940</meta:creation-date>
    <dc:date>2016-02-16T09:45:32.103480817</dc:date>
    <meta:editing-duration>PT20M48S</meta:editing-duration>
    <meta:editing-cycles>5</meta:editing-cycles>
    <meta:generator>LibreOffice/5.0.2.2$Linux_X86_64 LibreOffice_project/00m0$Build-2</meta:generator>
    <meta:document-statistic meta:object-count="13"/>
  </office:meta>
</office:document-meta>
</file>